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inherit" svg:font-family="inherit"/>
    <style:font-face style:name="Andale Mono" svg:font-family="'Andale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Mono1" svg:font-family="'Andale Mono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ndale Mono2" svg:font-family="'Andale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fo:font-weight="bold" officeooo:rsid="01fe5be4" officeooo:paragraph-rsid="01fe5be4" style:font-weight-asian="bold" style:font-weight-complex="bold"/>
    </style:style>
    <style:style style:name="P2" style:family="paragraph" style:parent-style-name="Footer">
      <style:text-properties officeooo:paragraph-rsid="01f5193d"/>
    </style:style>
    <style:style style:name="P3" style:family="paragraph" style:parent-style-name="Standard">
      <style:paragraph-properties fo:orphans="0" fo:widows="0" style:writing-mode="lr-tb"/>
      <style:text-properties style:text-underline-style="none" fo:font-weight="normal" officeooo:rsid="025ac5ef" officeooo:paragraph-rsid="025ac5ef" style:font-weight-asian="normal" style:font-weight-complex="normal"/>
    </style:style>
    <style:style style:name="P4" style:family="paragraph" style:parent-style-name="Standard" style:master-page-name="">
      <loext:graphic-properties draw:fill="solid" draw:fill-color="#dddddd"/>
      <style:paragraph-properties fo:text-align="center" style:justify-single-word="false" fo:orphans="0" fo:widows="0" style:page-number="auto" fo:background-color="#dddddd" fo:padding="0.049cm" fo:border-left="none" fo:border-right="none" fo:border-top="0.06pt solid #000000" fo:border-bottom="0.06pt solid #000000" style:shadow="none" style:writing-mode="lr-tb">
        <style:tab-stops/>
      </style:paragraph-properties>
      <style:text-properties fo:font-size="14pt" fo:font-style="normal" style:text-underline-style="none" fo:font-weight="bold" officeooo:rsid="0240b664" officeooo:paragraph-rsid="0240b664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orphans="0" fo:widows="0" fo:break-before="page" style:writing-mode="lr-tb"/>
      <style:text-properties style:text-underline-style="solid" style:text-underline-width="auto" style:text-underline-color="font-color" fo:font-weight="bold" officeooo:rsid="0200504e" officeooo:paragraph-rsid="02198231" style:font-weight-asian="bold" style:font-weight-complex="bold"/>
    </style:style>
    <style:style style:name="P6" style:family="paragraph" style:parent-style-name="Standard">
      <style:paragraph-properties fo:orphans="0" fo:widows="0" style:writing-mode="lr-tb"/>
      <style:text-properties officeooo:rsid="0200504e" officeooo:paragraph-rsid="0236e697"/>
    </style:style>
    <style:style style:name="P7" style:family="paragraph" style:parent-style-name="Standard">
      <style:paragraph-properties fo:orphans="0" fo:widows="0" style:writing-mode="lr-tb"/>
      <style:text-properties officeooo:rsid="0200504e" officeooo:paragraph-rsid="025da97c"/>
    </style:style>
    <style:style style:name="P8" style:family="paragraph" style:parent-style-name="Standard">
      <style:paragraph-properties fo:orphans="0" fo:widows="0" style:writing-mode="lr-tb"/>
      <style:text-properties officeooo:rsid="0200504e" officeooo:paragraph-rsid="025ead39"/>
    </style:style>
    <style:style style:name="P9" style:family="paragraph" style:parent-style-name="Standard">
      <style:paragraph-properties fo:orphans="0" fo:widows="0" style:writing-mode="lr-tb"/>
      <style:text-properties officeooo:rsid="025da97c" officeooo:paragraph-rsid="025da97c"/>
    </style:style>
    <style:style style:name="P10" style:family="paragraph" style:parent-style-name="Standard" style:list-style-name="L1">
      <style:paragraph-properties fo:orphans="0" fo:widows="0" style:writing-mode="lr-tb"/>
      <style:text-properties officeooo:paragraph-rsid="025da97c"/>
    </style:style>
    <style:style style:name="P11" style:family="paragraph" style:parent-style-name="Standard" style:list-style-name="L1">
      <style:paragraph-properties fo:orphans="0" fo:widows="0" style:writing-mode="lr-tb"/>
      <style:text-properties officeooo:rsid="025ead39" officeooo:paragraph-rsid="025ead39"/>
    </style:style>
    <style:style style:name="P12" style:family="paragraph" style:parent-style-name="Standard">
      <style:paragraph-properties fo:orphans="0" fo:widows="0" style:writing-mode="lr-tb"/>
      <style:text-properties officeooo:rsid="025ead39" officeooo:paragraph-rsid="025ead39"/>
    </style:style>
    <style:style style:name="P13" style:family="paragraph" style:parent-style-name="Standard">
      <style:paragraph-properties fo:orphans="0" fo:widows="0" style:writing-mode="lr-tb"/>
      <style:text-properties officeooo:rsid="026093ef" officeooo:paragraph-rsid="026093ef"/>
    </style:style>
    <style:style style:name="P14" style:family="paragraph" style:parent-style-name="Standard">
      <style:paragraph-properties fo:orphans="0" fo:widows="0" style:writing-mode="lr-tb"/>
      <style:text-properties officeooo:rsid="02628d34" officeooo:paragraph-rsid="0263af40"/>
    </style:style>
    <style:style style:name="P15" style:family="paragraph" style:parent-style-name="Standard">
      <style:paragraph-properties fo:orphans="0" fo:widows="0" style:writing-mode="lr-tb"/>
      <style:text-properties officeooo:rsid="0263af40" officeooo:paragraph-rsid="0263af40"/>
    </style:style>
    <style:style style:name="P16" style:family="paragraph" style:parent-style-name="Standard">
      <style:paragraph-properties fo:text-align="center" style:justify-single-word="false" fo:orphans="0" fo:widows="0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36e697" officeooo:paragraph-rsid="025da97c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 style:master-page-name="">
      <loext:graphic-properties draw:fill="solid" draw:fill-color="#dddddd"/>
      <style:paragraph-properties fo:text-align="center" style:justify-single-word="false" fo:orphans="0" fo:widows="0" style:page-number="auto" fo:background-color="#dddddd" fo:padding="0.049cm" fo:border-left="none" fo:border-right="none" fo:border-top="0.06pt solid #000000" fo:border-bottom="0.06pt solid #000000" style:shadow="none" style:writing-mode="lr-tb">
        <style:tab-stops/>
      </style:paragraph-properties>
      <style:text-properties fo:font-size="14pt" fo:font-style="normal" style:text-underline-style="none" fo:font-weight="bold" officeooo:rsid="0240b664" officeooo:paragraph-rsid="025ead39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25ac5ef"/>
    </style:style>
    <style:style style:name="T2" style:family="text">
      <style:text-properties officeooo:rsid="0235c29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25cccef" style:font-weight-asian="bold" style:font-weight-complex="bold"/>
    </style:style>
    <style:style style:name="T5" style:family="text">
      <style:text-properties fo:font-weight="bold" officeooo:rsid="025da97c" style:font-weight-asian="bold" style:font-weight-complex="bold"/>
    </style:style>
    <style:style style:name="T6" style:family="text">
      <style:text-properties fo:font-weight="bold" officeooo:rsid="025ead39" style:font-weight-asian="bold" style:font-weight-complex="bold"/>
    </style:style>
    <style:style style:name="T7" style:family="text">
      <style:text-properties fo:font-weight="bold" officeooo:rsid="0263af40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f73d94" style:font-weight-asian="normal" style:font-weight-complex="normal"/>
    </style:style>
    <style:style style:name="T10" style:family="text">
      <style:text-properties fo:font-weight="normal" officeooo:rsid="025cccef" style:font-weight-asian="normal" style:font-weight-complex="normal"/>
    </style:style>
    <style:style style:name="T11" style:family="text">
      <style:text-properties fo:font-weight="normal" officeooo:rsid="025da97c" style:font-weight-asian="normal" style:font-weight-complex="normal"/>
    </style:style>
    <style:style style:name="T12" style:family="text">
      <style:text-properties fo:font-weight="normal" officeooo:rsid="025ead39" style:font-weight-asian="normal" style:font-weight-complex="normal"/>
    </style:style>
    <style:style style:name="T13" style:family="text">
      <style:text-properties fo:font-weight="normal" officeooo:rsid="0263af40" style:font-weight-asian="normal" style:font-weight-complex="normal"/>
    </style:style>
    <style:style style:name="T14" style:family="text">
      <style:text-properties officeooo:rsid="02198231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officeooo:rsid="025ead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 Úvod</text:p>
      <text:p text:style-name="P6"><text:span text:style-name="T9"><text:tab/></text:span><text:span text:style-name="T4">TortoiseGit</text:span><text:span text:style-name="T10"> </text:span><text:span text:style-name="T11">(vznikl někdy kolem roku 2008 inspirován podobným klientem pro SVN - TortoiseSVN) </text:span><text:span text:style-name="T10">je free open-source klient pro Git</text:span><text:span text:style-name="T11">; </text:span><text:span text:style-name="T5">Git</text:span><text:span text:style-name="T11"> je open-source distribuovaný systém správy verzí (=správa libovolné sady souborů). Každý klon repozitáře Gitu je plnohodnotným repozitářem s úplnou historií a schopnostmi sledování revizí, který je nezávislý na přístupu k síti nebo k centrálnímu serveru.</text:span></text:p>
      <text:p text:style-name="P9"><text:span text:style-name="T8"><text:tab/></text:span><text:span text:style-name="T15">Charakteristiky TortoiseGitu:</text:span></text:p>
      <text:list xml:id="list3777663103" text:style-name="L1">
        <text:list-item>
          <text:p text:style-name="P10"><text:span text:style-name="T11">integrace do Průzkumníka Windows (explorer)</text:span><text:span text:style-name="T12"> - kontextové menu</text:span></text:p>
        </text:list-item>
        <text:list-item>
          <text:p text:style-name="P11"><text:span text:style-name="T8">překryvné ikony, indikující stav každého verzovaného souboru / adresáře</text:span></text:p>
        </text:list-item>
        <text:list-item>
          <text:p text:style-name="P11"><text:span text:style-name="T8">snadný přístup ke všem příkazům Gitu - z kontextového menu</text:span></text:p>
        </text:list-item>
      </text:list>
      <text:p text:style-name="P12"><text:span text:style-name="T11"><text:tab/></text:span><text:span text:style-name="T8">Ke své práci potřebuje instalovaného řádkového klienta Gitu, který poskytne git.exe (Git for Windows apod.).</text:span></text:p>
      <text:p text:style-name="P12"><text:span text:style-name="T8"/></text:p>
      <text:p text:style-name="P12"><text:span text:style-name="T8"/></text:p>
      <text:p text:style-name="P17"><text:span text:style-name="T16">2</text:span>. <text:span text:style-name="T16">Každodenní používání TortoiseGit</text:span></text:p>
      <text:p text:style-name="P8"><text:span text:style-name="T9"><text:tab/></text:span><text:span text:style-name="T12">Většina příkazů TortoiseGitu je k dispozici přes </text:span><text:span text:style-name="T6">kontextové menu</text:span><text:span text:style-name="T12"> (pravé kliknutí); ty méně často užívané příkazy jsou k dispozici přes rozšířené kontextové menu (Shift + pravé kliknutí).</text:span></text:p>
      <text:p text:style-name="P13"><text:span text:style-name="T12"><text:tab/></text:span><text:span text:style-name="T8">TortoiseGit je integrován i do nabídky, která se zobrazí při </text:span><text:span text:style-name="T3">pravo-tlačítkovém drag&amp;dropu</text:span><text:span text:style-name="T8"> souborů / adresářů na nové místo v rámci pracovního stromu nebo při <text:s/>pravo-tlačítkovém drag&amp;dropu neverzovaného souboru / adresáře do verzovaného adresáře.</text:span></text:p>
      <text:p text:style-name="P14"><text:span text:style-name="T11"><text:tab/></text:span><text:span text:style-name="T3">Vytvoření git repo</text:span><text:span text:style-name="T7">zitáře</text:span><text:span text:style-name="T8"> - v prázdném adresáři volbou </text:span><text:span text:style-name="T3">Git Create repository here</text:span><text:span text:style-name="T8">... Je možné takto založit klasické repository (ve kterém se bude normálně pracovat) nebo </text:span><text:span text:style-name="T3">Bare</text:span><text:span text:style-name="T7"> </text:span><text:span text:style-name="T13">(be(ə)r = holý)</text:span><text:span text:style-name="T3"> repository</text:span><text:span text:style-name="T8">, se kterým lze pracovat pouze pomocí push / pull.</text:span></text:p>
      <text:p text:style-name="P15"><text:span text:style-name="T11"><text:tab/></text:span><text:span text:style-name="T3">Klonování repozitáře</text:span><text:span text:style-name="T8"> - </text:span></text:p>
      <text:p text:style-name="P15"><text:span text:style-name="T11">https://tortoisegit.org/docs/tortoisegit/tgit-dug-clone.html</text:span><text:span text:style-name="T8"> </text:span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16"/>
      <text:p text:style-name="P16">Systém správy verzí</text:p>
      <text:p text:style-name="P7"><text:span text:style-name="T9"><text:tab/></text:span><text:span text:style-name="T10">TortoiseGit</text:span></text:p>
      <text:p text:style-name="P5"><text:span text:style-name="T14">Použité </text:span>zdroje:</text:p>
      <text:p text:style-name="P3">https://tortoisegit.org/docs/tortoisegit/index.html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inherit" svg:font-family="inherit"/>
    <style:font-face style:name="Andale Mono" svg:font-family="'Andale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Mono1" svg:font-family="'Andale Mono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ndale Mono2" svg:font-family="'Andale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lphi_20_Text" style:display-name="Delphi Text" style:family="paragraph" style:parent-style-name="Standard" style:class="text">
      <style:paragraph-properties style:writing-mode="page"/>
      <style:text-properties style:font-name="Tahoma" fo:font-family="Tahoma" style:font-family-generic="swiss" style:font-pitch="variable" fo:font-size="10pt" officeooo:rsid="000f310a" style:font-size-asian="8pt" style:font-size-complex="8pt"/>
    </style:style>
    <style:style style:name="Delphi_20_Nadpis" style:display-name="Delphi Nadpis" style:family="paragraph" style:parent-style-name="Standard" style:class="text">
      <style:paragraph-properties fo:text-align="center" style:justify-single-word="false" fo:padding="0.049cm" fo:border-left="none" fo:border-right="none" fo:border-top="none" fo:border-bottom="0.06pt solid #000000" style:shadow="none" style:writing-mode="page"/>
      <style:text-properties style:font-name="Tahoma" fo:font-family="Tahoma" style:font-family-generic="swiss" style:font-pitch="variable" fo:font-size="12pt" fo:font-weight="bold" officeooo:rsid="003cfdca" style:font-size-asian="10pt" style:font-weight-asian="bold" style:font-size-complex="10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weight="bold" officeooo:rsid="01fe5be4" officeooo:paragraph-rsid="01fe5be4" style:font-weight-asian="bold" style:font-weight-complex="bold"/>
    </style:style>
    <style:style style:name="MP2" style:family="paragraph" style:parent-style-name="Footer">
      <style:text-properties officeooo:paragraph-rsid="01f5193d"/>
    </style:style>
    <style:style style:name="MT1" style:family="text">
      <style:text-properties officeooo:rsid="025ac5ef"/>
    </style:style>
    <style:style style:name="MT2" style:family="text">
      <style:text-properties officeooo:rsid="0235c29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. </number:text>
      <number:month/>
      <number:text>.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MP1"><text:span text:style-name="MT1">Tortoise</text:span>Git <text:span text:style-name="MT2">- základy</text:span></text:p>
      </style:header>
      <style:footer>
        <text:p text:style-name="MP2">Verze <text:modification-date style:data-style-name="N30">17. 7. 2017</text:modification-date>,<text:modification-time style:data-style-name="N41">12:50:32</text:modification-time><text:tab/><text:tab/>Strana <text:page-number text:select-page="current">1</text:page-number> / <text:page-count>2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20:27:01.645000000</meta:creation-date>
    <dc:date>2017-07-17T12:50:32.193000000</dc:date>
    <meta:editing-duration>P1DT19H1M38S</meta:editing-duration>
    <meta:editing-cycles>363</meta:editing-cycles>
    <meta:generator>LibreOffice/5.3.4.2$Windows_x86 LibreOffice_project/f82d347ccc0be322489bf7da61d7e4ad13fe2ff3</meta:generator>
    <meta:print-date>2017-06-11T16:20:52.205000000</meta:print-date>
    <meta:document-statistic meta:table-count="0" meta:image-count="0" meta:object-count="0" meta:page-count="2" meta:paragraph-count="19" meta:word-count="229" meta:character-count="1692" meta:non-whitespace-character-count="1472"/>
  </office:meta>
</office:document-meta>
</file>